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60.25mm"/>
    </style:style>
    <style:style style:name="co3" style:family="table-column">
      <style:table-column-properties fo:break-before="auto" style:column-width="244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ervices library</text:p>
          </table:table-cell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etup</text:p>
          </table:table-cell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l management</text:p>
          </table:table-cell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al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tibility test service</text:p>
          </table:table-cell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tibility test suite</text:p>
          </table:table-cell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/>
          <table:table-cell office:value-type="string" calcext:value-type="string">
            <text:p>device setup</text:p>
          </table:table-cell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/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/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/>
          <table:table-cell office:value-type="string" calcext:value-type="string">
            <text:p>emergency information</text:p>
          </table:table-cell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/>
          <table:table-cell office:value-type="string" calcext:value-type="string">
            <text:p>exchange services</text:p>
          </table:table-cell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/>
          <table:table-cell office:value-type="string" calcext:value-type="string">
            <text:p>external storage</text:p>
          </table:table-cell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/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/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/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/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/>
          <table:table-cell office:value-type="string" calcext:value-type="string">
            <text:p>framework resource overlay</text:p>
          </table:table-cell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/>
          <table:table-cell office:value-type="string" calcext:value-type="string">
            <text:p>fused location</text:p>
          </table:table-cell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/>
          <table:table-cell office:value-type="string" calcext:value-type="string">
            <text:p>gallery</text:p>
          </table:table-cell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/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/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/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/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/>
          <table:table-cell office:value-type="string" calcext:value-type="string">
            <text:p>google app</text:p>
          </table:table-cell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google backup transport</text:p>
          </table:table-cell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/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/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/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/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/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/>
          <table:table-cell office:value-type="string" calcext:value-type="string">
            <text:p>google 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google one time init</text:p>
          </table:table-cell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/>
          <table:table-cell office:value-type="string" calcext:value-type="string">
            <text:p>google partner setup</text:p>
          </table:table-cell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/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/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/>
          <table:table-cell office:value-type="string" calcext:value-type="string">
            <text:p>google play services</text:p>
          </table:table-cell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/>
          <table:table-cell office:value-type="string" calcext:value-type="string">
            <text:p>google play store</text:p>
          </table:table-cell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google services framework</text:p>
          </table:table-cell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/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/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/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/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huawei *#*#2846579#*#*</text:p>
          </table:table-cell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huawei advanced power saving</text:p>
          </table:table-cell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huawei android extensions</text:p>
          </table:table-cell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/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/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huawei call history record</text:p>
          </table:table-cell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huawei camera</text:p>
          </table:table-cell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huawei 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/>
          <table:table-cell office:value-type="string" calcext:value-type="string">
            <text:p>huawei compass</text:p>
          </table:table-cell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/>
          <table:table-cell office:value-type="string" calcext:value-type="string">
            <text:p>huawei emui dark theme</text:p>
          </table:table-cell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huawei emui honor theme</text:p>
          </table:table-cell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/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/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/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/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/>
          <table:table-cell office:value-type="string" calcext:value-type="string">
            <text:p>huawei hardware testing</text:p>
          </table:table-cell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/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huawei hiview</text:p>
          </table:table-cell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huawei hiview tunnel</text:p>
          </table:table-cell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/>
          <table:table-cell office:value-type="string" calcext:value-type="string">
            <text:p>huawei hivision</text:p>
          </table:table-cell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/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/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/>
          <table:table-cell office:value-type="string" calcext:value-type="string">
            <text:p>huawei iaware</text:p>
          </table:table-cell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huawei iconnect</text:p>
          </table:table-cell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/>
          <table:table-cell office:value-type="string" calcext:value-type="string">
            <text:p>huawei import contacts over bt</text:p>
          </table:table-cell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/>
          <table:table-cell office:value-type="string" calcext:value-type="string">
            <text:p>huawei ims</text:p>
          </table:table-cell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/>
          <table:table-cell office:value-type="string" calcext:value-type="string">
            <text:p>huawei instantonline</text:p>
          </table:table-cell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/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huawei mirror</text:p>
          </table:table-cell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/>
          <table:table-cell office:value-type="string" calcext:value-type="string">
            <text:p>huawei mirrorshare</text:p>
          </table:table-cell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/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/>
          <table:table-cell office:value-type="string" calcext:value-type="string">
            <text:p>huawei motion service</text:p>
          </table:table-cell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huawei multi screen shot</text:p>
          </table:table-cell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/>
          <table:table-cell office:value-type="string" calcext:value-type="string">
            <text:p>huawei music</text:p>
          </table:table-cell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huawei navigation dock</text:p>
          </table:table-cell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huawei nearby</text:p>
          </table:table-cell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/>
          <table:table-cell office:value-type="string" calcext:value-type="string">
            <text:p>huawei notepad</text:p>
          </table:table-cell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/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huawei power genie</text:p>
          </table:table-cell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/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/>
          <table:table-cell office:value-type="string" calcext:value-type="string">
            <text:p>huawei rcs service</text:p>
          </table:table-cell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/>
          <table:table-cell office:value-type="string" calcext:value-type="string">
            <text:p>huawei recsys</text:p>
          </table:table-cell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/>
          <table:table-cell office:value-type="string" calcext:value-type="string">
            <text:p>huawei 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/>
          <table:table-cell office:value-type="string" calcext:value-type="string">
            <text:p>huawei screen recorder</text:p>
          </table:table-cell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/>
          <table:table-cell office:value-type="string" calcext:value-type="string">
            <text:p>huawei services framework</text:p>
          </table:table-cell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huawei share</text:p>
          </table:table-cell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huawei smart screenshot</text:p>
          </table:table-cell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huawei smart 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/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huawei startup guide</text:p>
          </table:table-cell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huawei synergy</text:p>
          </table:table-cell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/>
          <table:table-cell office:value-type="string" calcext:value-type="string">
            <text:p>huawei system manager</text:p>
          </table:table-cell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/>
          <table:table-cell office:value-type="string" calcext:value-type="string">
            <text:p>huawei system services</text:p>
          </table:table-cell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/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huawei system update push service</text:p>
          </table:table-cell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/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huawei tips</text:p>
          </table:table-cell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huawei trust agent</text:p>
          </table:table-cell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huawei video</text:p>
          </table:table-cell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/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/>
          <table:table-cell office:value-type="string" calcext:value-type="string">
            <text:p>huawei watch sync</text:p>
          </table:table-cell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/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huawei wfdft</text:p>
          </table:table-cell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huawei widget</text:p>
          </table:table-cell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/>
          <table:table-cell office:value-type="string" calcext:value-type="string">
            <text:p>huawei wifiprobqeservice</text:p>
          </table:table-cell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input devices</text:p>
          </table:table-cell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/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/>
          <table:table-cell office:value-type="string" calcext:value-type="string">
            <text:p>intent filter verification service</text:p>
          </table:table-cell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/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market feedback agent</text:p>
          </table:table-cell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/>
          <table:table-cell office:value-type="string" calcext:value-type="string">
            <text:p>media storage</text:p>
          </table:table-cell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/>
          <table:table-cell office:value-type="string" calcext:value-type="string">
            <text:p>messaging</text:p>
          </table:table-cell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/>
          <table:table-cell office:value-type="string" calcext:value-type="string">
            <text:p>mmsservice</text:p>
          </table:table-cell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/>
          <table:table-cell office:value-type="string" calcext:value-type="string">
            <text:p>mtp host</text:p>
          </table:table-cell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/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/>
          <table:table-cell office:value-type="string" calcext:value-type="string">
            <text:p>nfc tags</text:p>
          </table:table-cell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/>
          <table:table-cell office:value-type="string" calcext:value-type="string">
            <text:p>package installer</text:p>
          </table:table-cell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/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rtner bookmarks storage</text:p>
          </table:table-cell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/>
          <table:table-cell office:value-type="string" calcext:value-type="string">
            <text:p>phone and messaging storage</text:p>
          </table:table-cell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hone locator</text:p>
          </table:table-cell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/>
          <table:table-cell office:value-type="string" calcext:value-type="string">
            <text:p>phone services</text:p>
          </table:table-cell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/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/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/>
          <table:table-cell office:value-type="string" calcext:value-type="string">
            <text:p>proxyhandler</text:p>
          </table:table-cell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restore google settings</text:p>
          </table:table-cell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/>
          <table:table-cell office:value-type="string" calcext:value-type="string">
            <text:p>secure user plane location</text:p>
          </table:table-cell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/>
          <table:table-cell office:value-type="string" calcext:value-type="string">
            <text:p>settings</text:p>
          </table:table-cell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settings storage</text:p>
          </table:table-cell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shell</text:p>
          </table:table-cell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/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/>
          <table:table-cell office:value-type="string" calcext:value-type="string">
            <text:p>storage manager</text:p>
          </table:table-cell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/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/>
          <table:table-cell office:value-type="string" calcext:value-type="string">
            <text:p>system ui</text:p>
          </table:table-cell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t-mobile chrome customization</text:p>
          </table:table-cell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/>
          <table:table-cell office:value-type="string" calcext:value-type="string">
            <text:p>telephony carrier-specific settings</text:p>
          </table:table-cell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/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/>
          <table:table-cell office:value-type="string" calcext:value-type="string">
            <text:p>usb connection menu</text:p>
          </table:table-cell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/>
          <table:table-cell office:value-type="string" calcext:value-type="string">
            <text:p>vpndialogs</text:p>
          </table:table-cell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wallpaper backup</text:p>
          </table:table-cell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wallpaper cropper</text:p>
          </table:table-cell>
          <table:table-cell office:value-type="string" calcext:value-type="string">
            <text:p>package:/system/priv-app/WallpaperCropper/WallpaperCropper.apk=com.android.wallpapercropper</text:p>
          </table:table-cell>
        </table:table-row>
        <table:table-row table:style-name="ro1">
          <table:table-cell/>
          <table:table-cell office:value-type="string" calcext:value-type="string">
            <text:p>work profile setup</text:p>
          </table:table-cell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/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</table:table-row>
      </table:table>
      <table:named-expressions/>
      <table:database-ranges>
        <table:database-range table:name="__Anonymous_Sheet_DB__0" table:target-range-address="'WAS-LX1A_SW'.B1:'WAS-LX1A_SW'.C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2a6099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2a6099"/>
    </style:style>
  </office:automatic-styles>
  <office:master-styles>
    <style:master-page style:name="Default" style:page-layout-name="Mpm1">
      <style:header>
        <style:region-left>
          <text:p><text:span text:style-name="MT1">HUAWEI P10 LITE - WAS-LX1A 8.0.0.383 (C432)</text:span></text:p>
          <text:p><text:span text:style-name="MT1"/></text:p>
        </style:region-left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text:span text:style-name="MT1"><text:s/>- ADBTRICK </text:span></text:p>
          <text:p><text:span text:style-name="MT1"/></text:p>
        </style:region-right>
      </style:header>
      <style:header-left style:display="false"/>
      <style:footer>
        <style:region-left>
          <text:p><text:span text:style-name="MT3">Package list has been <text:s/>extracted from the device but software names have been retrieved from different partial sources and can be inaccurate.</text:span></text:p>
        </style:region-left>
        <style:region-center>
          <text:p><text:span text:style-name="MT2"/></text:p>
          <text:p><text:span text:style-name="MT1"/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9:03:36.25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22:27:03.584000000</dc:date>
    <meta:editing-duration>PT11H33M48S</meta:editing-duration>
    <meta:editing-cycles>253</meta:editing-cycles>
    <meta:generator>LibreOffice/6.1.6.3$Windows_X86_64 LibreOffice_project/5896ab1714085361c45cf540f76f60673dd96a72</meta:generator>
    <meta:document-statistic meta:table-count="1" meta:cell-count="403" meta:object-count="0"/>
  </office:meta>
</office:document-meta>
</file>